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BlinkMacSystemFont" svg:font-family="BlinkMacSystemFont, apple-system, 'Segoe UI', Roboto,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color="#000000" loext:opacity="100%" style:text-underline-style="none"/>
    </style:style>
    <style:style style:name="P2" style:family="paragraph" style:parent-style-name="Text_20_body">
      <style:text-properties fo:color="#000000" loext:opacity="100%" style:text-underline-style="none"/>
    </style:style>
    <style:style style:name="P3" style:family="paragraph" style:parent-style-name="Preformatted_20_Text">
      <style:paragraph-properties fo:margin-left="0cm" fo:margin-right="0cm" fo:margin-top="0cm" fo:margin-bottom="0.499cm" style:contextual-spacing="false" fo:text-indent="0cm" style:auto-text-indent="false" style:writing-mode="lr-tb"/>
    </style:style>
    <style:style style:name="P4" style:family="paragraph" style:parent-style-name="Preformatted_20_Text">
      <style:paragraph-properties fo:margin-left="0cm" fo:margin-right="0cm" fo:text-indent="0cm" style:auto-text-indent="false" style:writing-mode="lr-tb"/>
    </style:style>
    <style:style style:name="P5" style:family="paragraph" style:parent-style-name="Preformatted_20_Text">
      <style:paragraph-properties style:writing-mode="lr-tb"/>
    </style:style>
    <style:style style:name="P6" style:family="paragraph" style:parent-style-name="Preformatted_20_Text">
      <style:paragraph-properties fo:margin-top="0cm" fo:margin-bottom="0.499cm" style:contextual-spacing="false" style:writing-mode="lr-tb"/>
    </style:style>
    <style:style style:name="P7" style:family="paragraph" style:parent-style-name="Horizontal_20_Line">
      <style:text-properties fo:color="#000000" loext:opacity="100%" style:text-underline-style="none"/>
    </style:style>
    <style:style style:name="P8" style:family="paragraph" style:parent-style-name="Text_20_body" style:list-style-name="L1"/>
    <style:style style:name="P9" style:family="paragraph" style:parent-style-name="Text_20_body" style:list-style-name="L1">
      <style:text-properties fo:color="#000000" loext:opacity="100%" style:text-underline-style="none"/>
    </style:style>
    <style:style style:name="P10" style:family="paragraph" style:parent-style-name="Preformatted_20_Text" style:list-style-name="L1">
      <style:paragraph-properties fo:margin-left="0cm" fo:margin-right="0cm" fo:text-indent="0cm" style:auto-text-indent="false" style:writing-mode="lr-tb"/>
    </style:style>
    <style:style style:name="P11" style:family="paragraph" style:parent-style-name="Preformatted_20_Text" style:list-style-name="L1">
      <style:paragraph-properties fo:margin-top="0cm" fo:margin-bottom="0.499cm" style:contextual-spacing="false" style:writing-mode="lr-tb"/>
    </style:style>
    <style:style style:name="P12" style:family="paragraph" style:parent-style-name="Preformatted_20_Text" style:list-style-name="L1">
      <style:paragraph-properties style:writing-mode="lr-tb"/>
    </style:style>
    <style:style style:name="P13" style:family="paragraph" style:parent-style-name="Text_20_body" style:list-style-name="L2"/>
    <style:style style:name="P14" style:family="paragraph" style:parent-style-name="Preformatted_20_Text" style:list-style-name="L2">
      <style:paragraph-properties fo:margin-left="0cm" fo:margin-right="0cm" fo:text-indent="0cm" style:auto-text-indent="false" style:writing-mode="lr-tb"/>
    </style:style>
    <style:style style:name="P15" style:family="paragraph" style:parent-style-name="Preformatted_20_Text" style:list-style-name="L2">
      <style:paragraph-properties style:writing-mode="lr-tb"/>
    </style:style>
    <style:style style:name="P16" style:family="paragraph" style:parent-style-name="Preformatted_20_Text" style:list-style-name="L2">
      <style:paragraph-properties fo:margin-top="0cm" fo:margin-bottom="0.499cm" style:contextual-spacing="false" style:writing-mode="lr-tb"/>
    </style:style>
    <style:style style:name="P17" style:family="paragraph" style:parent-style-name="Text_20_body" style:list-style-name="L3">
      <style:text-properties fo:color="#000000" loext:opacity="100%" style:text-underline-style="none"/>
    </style:style>
    <style:style style:name="P18" style:family="paragraph" style:parent-style-name="Heading_20_1">
      <style:paragraph-properties fo:margin-left="0cm" fo:margin-right="0cm" fo:margin-top="0cm" fo:margin-bottom="0.318cm" style:contextual-spacing="false" style:line-height-at-least="1.058cm" fo:text-indent="0cm" style:auto-text-indent="false" fo:padding="0cm" fo:border="none"/>
      <style:text-properties fo:font-variant="normal" fo:text-transform="none" fo:color="#000000" loext:opacity="100%" style:font-name="BlinkMacSystemFont" fo:font-size="24pt" fo:font-style="normal" style:text-underline-style="none" fo:font-weight="bold"/>
    </style:style>
    <style:style style:name="P19" style:family="paragraph" style:parent-style-name="Text_20_body">
      <style:paragraph-properties fo:margin-left="0cm" fo:margin-right="0cm" fo:margin-top="0cm" fo:margin-bottom="0.318cm" style:contextual-spacing="false" fo:orphans="2" fo:widows="2" fo:text-indent="0cm" style:auto-text-indent="false" fo:padding="0cm" fo:border="none"/>
      <style:text-properties fo:font-variant="normal" fo:text-transform="none" fo:color="#000000" loext:opacity="100%" style:font-name="BlinkMacSystemFont" fo:font-size="12pt" fo:letter-spacing="normal" fo:font-style="normal" style:text-underline-style="none" fo:font-weight="normal"/>
    </style:style>
    <style:style style:name="P20" style:family="paragraph" style:parent-style-name="Text_20_body" style:list-style-name="L4">
      <style:paragraph-properties fo:margin-left="0cm" fo:margin-right="0cm" fo:margin-top="0cm" fo:margin-bottom="0.582cm" style:contextual-spacing="false" fo:orphans="2" fo:widows="2" fo:text-indent="0cm" style:auto-text-indent="false" fo:padding="0cm" fo:border="none"/>
    </style:style>
    <style:style style:name="P21" style:family="paragraph" style:parent-style-name="Text_20_body">
      <style:paragraph-properties fo:margin-left="0cm" fo:margin-right="0cm" fo:margin-top="0.318cm" fo:margin-bottom="0.318cm" style:contextual-spacing="false" fo:orphans="2" fo:widows="2" fo:text-indent="0cm" style:auto-text-indent="false" fo:padding="0cm" fo:border="none"/>
      <style:text-properties fo:font-variant="normal" fo:text-transform="none" fo:color="#000000" loext:opacity="100%" style:font-name="BlinkMacSystemFont" fo:font-size="12pt" fo:letter-spacing="normal" fo:font-style="normal" style:text-underline-style="none" fo:font-weight="normal"/>
    </style:style>
    <style:style style:name="P22" style:family="paragraph" style:parent-style-name="Heading_20_2">
      <style:paragraph-properties fo:margin-left="0cm" fo:margin-right="0cm" fo:margin-top="0.635cm" fo:margin-bottom="0.318cm" style:contextual-spacing="false" style:line-height-at-least="0.847cm" fo:orphans="2" fo:widows="2" fo:text-indent="0cm" style:auto-text-indent="false" fo:padding="0cm" fo:border="none"/>
    </style:style>
    <style:style style:name="P23" style:family="paragraph" style:parent-style-name="Preformatted_20_Text">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318cm" style:contextual-spacing="false" fo:orphans="2" fo:widows="2" fo:text-indent="0cm" style:auto-text-indent="false" fo:padding="0cm" fo:border="none"/>
      <style:text-properties fo:font-variant="normal" fo:text-transform="none" fo:color="#000000" loext:opacity="100%" style:font-name="BlinkMacSystemFont" fo:font-size="12pt" fo:letter-spacing="normal" fo:font-style="normal" style:text-underline-style="none" fo:font-weight="normal" style:font-name-asian="BlinkMacSystemFont" style:font-size-asian="12pt" style:font-style-asian="normal" style:font-weight-asian="normal" style:font-name-complex="BlinkMacSystemFont" style:font-size-complex="12pt" style:font-style-complex="normal" style:font-weight-complex="normal"/>
    </style:style>
    <style:style style:name="P25" style:family="paragraph" style:parent-style-name="List_20_Heading">
      <style:paragraph-properties fo:margin-left="0cm" fo:margin-right="0cm" fo:orphans="2" fo:widows="2" fo:text-indent="0cm" style:auto-text-indent="false" fo:padding="0cm" fo:border="none"/>
    </style:style>
    <style:style style:name="P26" style:family="paragraph" style:parent-style-name="List_20_Contents">
      <style:paragraph-properties fo:margin-left="0cm" fo:margin-right="0cm" fo:margin-top="0.212cm" fo:margin-bottom="0.582cm" style:contextual-spacing="false" fo:orphans="2" fo:widows="2" fo:text-indent="0cm" style:auto-text-indent="false" fo:padding="0cm" fo:border="none"/>
      <style:text-properties fo:font-variant="normal" fo:text-transform="none" fo:color="#000000" loext:opacity="100%" style:font-name="BlinkMacSystemFont" fo:font-size="12pt" fo:letter-spacing="normal" fo:font-style="normal" style:text-underline-style="none" fo:font-weight="normal"/>
    </style:style>
    <style:style style:name="P27" style:family="paragraph" style:parent-style-name="Text_20_body">
      <style:paragraph-properties fo:margin-left="0cm" fo:margin-right="0cm" fo:margin-top="0cm" fo:margin-bottom="0.318cm" style:contextual-spacing="false" fo:orphans="2" fo:widows="2" fo:text-indent="0cm" style:auto-text-indent="false" fo:padding="0cm" fo:border="none"/>
    </style:style>
    <style:style style:name="P28" style:family="paragraph" style:parent-style-name="Preformatted_20_Text">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text-properties fo:color="#000000" loext:opacity="100%" style:text-underline-style="none"/>
    </style:style>
    <style:style style:name="P2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linkMacSystemFont" fo:font-size="12pt" fo:letter-spacing="normal" fo:font-style="normal" style:text-underline-style="none" fo:font-weight="bold" style:font-name-asian="BlinkMacSystemFont" style:font-size-asian="12pt" style:font-style-asian="normal" style:font-weight-asian="normal" style:font-name-complex="BlinkMacSystemFont" style:font-size-complex="12pt" style:font-style-complex="normal" style:font-weight-complex="normal" loext:padding="0cm" loext:border="none"/>
    </style:style>
    <style:style style:name="P30" style:family="paragraph" style:parent-style-name="Text_20_body">
      <style:paragraph-properties fo:margin-left="0.635cm" fo:margin-right="0.635cm" fo:margin-top="0cm" fo:margin-bottom="0.318cm" style:contextual-spacing="false" fo:orphans="2" fo:widows="2" fo:text-indent="0cm" style:auto-text-indent="false" fo:padding="0cm" fo:border="none"/>
    </style:style>
    <style:style style:name="P31" style:family="paragraph" style:parent-style-name="Preformatted_20_Text">
      <style:paragraph-properties fo:margin-left="0.635cm" fo:margin-right="0.635cm" fo:margin-top="0cm" fo:margin-bottom="0cm" style:contextual-spacing="false" style:line-height-at-least="0.529cm" fo:text-align="start" style:justify-single-word="false" fo:orphans="2" fo:widows="2" fo:text-indent="0cm" style:auto-text-indent="false" fo:padding="0cm" fo:border="none"/>
    </style:style>
    <style:style style:name="P32" style:family="paragraph" style:parent-style-name="Heading_20_3">
      <style:paragraph-properties fo:margin-left="0.635cm" fo:margin-right="0.635cm" fo:margin-top="0cm" fo:margin-bottom="0.318cm" style:contextual-spacing="false" fo:orphans="2" fo:widows="2" fo:text-indent="0cm" style:auto-text-indent="false" fo:padding="0cm" fo:border="none"/>
      <style:text-properties fo:font-variant="normal" fo:text-transform="none" fo:color="#000000" loext:opacity="100%" style:font-name="BlinkMacSystemFont" fo:font-size="12pt" fo:letter-spacing="normal" fo:font-style="normal" fo:font-weight="normal" style:font-name-asian="BlinkMacSystemFont" style:font-size-asian="12pt" style:font-style-asian="normal" style:font-weight-asian="normal" style:font-name-complex="BlinkMacSystemFont" style:font-size-complex="12pt" style:font-style-complex="normal" style:font-weight-complex="normal" loext:padding-left="0cm" loext:padding-right="0cm" loext:padding-top="0.049cm" loext:padding-bottom="0.049cm" loext:border-left="none" loext:border-right="none" loext:border-top="2.24pt solid #35383f" loext:border-bottom="2.24pt solid #35383f"/>
    </style:style>
    <style:style style:name="P33" style:family="paragraph" style:parent-style-name="Text_20_body">
      <style:paragraph-properties fo:margin-left="0cm" fo:margin-right="0cm" fo:margin-top="0cm" fo:margin-bottom="0.318cm" style:contextual-spacing="false" fo:orphans="2" fo:widows="2" fo:text-indent="0cm" style:auto-text-indent="false" fo:padding="0cm" fo:border="none"/>
      <style:text-properties fo:color="#000000" loext:opacity="100%" style:font-name="BlinkMacSystemFont" style:font-name-asian="BlinkMacSystemFont" style:font-size-asian="12pt" style:font-name-complex="BlinkMacSystemFont" loext:padding-left="0cm" loext:padding-right="0cm" loext:padding-top="0.049cm" loext:padding-bottom="0.049cm" loext:border-left="none" loext:border-right="none" loext:border-top="2.24pt solid #35383f" loext:border-bottom="2.24pt solid #35383f"/>
    </style:style>
    <style:style style:name="P34" style:family="paragraph" style:parent-style-name="Text_20_body">
      <style:paragraph-properties fo:margin-left="0.635cm" fo:margin-right="0.635cm" fo:margin-top="0cm" fo:margin-bottom="0.318cm" style:contextual-spacing="false" fo:orphans="2" fo:widows="2" fo:text-indent="0cm" style:auto-text-indent="false" fo:padding="0cm" fo:border="none"/>
      <style:text-properties fo:font-variant="normal" fo:text-transform="none" fo:color="#000000" loext:opacity="100%" style:font-name="BlinkMacSystemFont" fo:font-size="12pt" fo:letter-spacing="normal" fo:font-style="normal" style:text-underline-style="none" fo:font-weight="normal" style:font-name-asian="BlinkMacSystemFont" style:font-size-asian="12pt" style:font-style-asian="normal" style:font-weight-asian="normal" style:font-name-complex="BlinkMacSystemFont" style:font-size-complex="12pt" style:font-style-complex="normal" style:font-weight-complex="normal" loext:padding-left="0cm" loext:padding-right="0cm" loext:padding-top="0.049cm" loext:padding-bottom="0.049cm" loext:border-left="none" loext:border-right="none" loext:border-top="2.24pt solid #35383f" loext:border-bottom="2.24pt solid #35383f"/>
    </style:style>
    <style:style style:name="P35" style:family="paragraph" style:parent-style-name="Heading_20_3">
      <style:text-properties fo:color="#000000" loext:opacity="100%" style:text-underline-style="none"/>
    </style:style>
    <style:style style:name="P36" style:family="paragraph" style:parent-style-name="Text_20_body" style:list-style-name="L5">
      <style:text-properties fo:color="#000000" loext:opacity="100%"/>
    </style:style>
    <style:style style:name="P37" style:family="paragraph" style:parent-style-name="Preformatted_20_Text" style:list-style-name="L5">
      <style:paragraph-properties fo:margin-left="0cm" fo:margin-right="0cm" fo:margin-top="0cm" fo:margin-bottom="0.499cm" style:contextual-spacing="false" fo:text-indent="0cm" style:auto-text-indent="false" style:writing-mode="lr-tb"/>
      <style:text-properties fo:color="#000000" loext:opacity="100%"/>
    </style:style>
    <style:style style:name="P38" style:family="paragraph" style:parent-style-name="Horizontal_20_Line">
      <style:text-properties fo:color="#000000" loext:opacity="100%"/>
    </style:style>
    <style:style style:name="P39" style:family="paragraph" style:parent-style-name="Heading_20_3">
      <style:text-properties fo:color="#000000" loext:opacity="100%"/>
    </style:style>
    <style:style style:name="P40" style:family="paragraph" style:parent-style-name="Text_20_body" style:list-style-name="L6">
      <style:text-properties fo:color="#000000" loext:opacity="100%"/>
    </style:style>
    <style:style style:name="P41" style:family="paragraph" style:parent-style-name="Text_20_body">
      <style:text-properties fo:color="#000000" loext:opacity="100%"/>
    </style:style>
    <style:style style:name="P42" style:family="paragraph" style:parent-style-name="Preformatted_20_Text">
      <style:paragraph-properties fo:margin-left="0cm" fo:margin-right="0cm" fo:margin-top="0cm" fo:margin-bottom="0.499cm" style:contextual-spacing="false" fo:text-indent="0cm" style:auto-text-indent="false" style:writing-mode="lr-tb"/>
      <style:text-properties fo:color="#000000" loext:opacity="100%"/>
    </style:style>
    <style:style style:name="P43" style:family="paragraph" style:parent-style-name="Text_20_body" style:list-style-name="L7">
      <style:text-properties fo:color="#000000" loext:opacity="100%"/>
    </style:style>
    <style:style style:name="P44" style:family="paragraph" style:parent-style-name="Text_20_body" style:list-style-name="L8">
      <style:text-properties fo:color="#000000" loext:opacity="100%"/>
    </style:style>
    <style:style style:name="P45" style:family="paragraph" style:parent-style-name="Text_20_body" style:list-style-name="L9">
      <style:text-properties fo:color="#000000" loext:opacity="100%"/>
    </style:style>
    <style:style style:name="P46" style:family="paragraph" style:parent-style-name="Preformatted_20_Text">
      <style:paragraph-properties fo:margin-left="0cm" fo:margin-right="0cm" fo:text-indent="0cm" style:auto-text-indent="false" style:writing-mode="lr-tb"/>
      <style:text-properties fo:color="#000000" loext:opacity="100%"/>
    </style:style>
    <style:style style:name="P47" style:family="paragraph" style:parent-style-name="Preformatted_20_Text">
      <style:paragraph-properties style:writing-mode="lr-tb"/>
      <style:text-properties fo:color="#000000" loext:opacity="100%"/>
    </style:style>
    <style:style style:name="P48" style:family="paragraph" style:parent-style-name="Preformatted_20_Text">
      <style:paragraph-properties fo:margin-top="0cm" fo:margin-bottom="0.499cm" style:contextual-spacing="false" style:writing-mode="lr-tb"/>
      <style:text-properties fo:color="#000000" loext:opacity="100%"/>
    </style:style>
    <style:style style:name="P49" style:family="paragraph" style:parent-style-name="Text_20_body" style:list-style-name="L10">
      <style:text-properties fo:color="#000000" loext:opacity="100%"/>
    </style:style>
    <style:style style:name="P50" style:family="paragraph" style:parent-style-name="Heading_20_2">
      <style:text-properties fo:color="#000000" loext:opacity="100%"/>
    </style:style>
    <style:style style:name="P51" style:family="paragraph" style:parent-style-name="Text_20_body" style:list-style-name="L11">
      <style:text-properties fo:color="#000000" loext:opacity="100%"/>
    </style:style>
    <style:style style:name="P52" style:family="paragraph" style:parent-style-name="Text_20_body" style:list-style-name="L12">
      <style:text-properties fo:color="#000000" loext:opacity="100%"/>
    </style:style>
    <style:style style:name="P53" style:family="paragraph" style:parent-style-name="Text_20_body" style:list-style-name="L13">
      <style:text-properties fo:color="#000000" loext:opacity="100%"/>
    </style:style>
    <style:style style:name="P54" style:family="paragraph" style:parent-style-name="Standard">
      <style:text-properties fo:font-variant="normal" fo:text-transform="none" fo:color="#000000" loext:opacity="100%" style:font-name="BlinkMacSystemFont" fo:font-size="12pt" fo:letter-spacing="normal" fo:font-style="normal" style:text-underline-style="none" fo:font-weight="bold" loext:padding="0cm" loext:border="none"/>
    </style:style>
    <style:style style:name="P55" style:family="paragraph" style:parent-style-name="Text_20_body">
      <style:paragraph-properties fo:margin-left="0.635cm" fo:margin-right="0.635cm" fo:margin-top="0cm" fo:margin-bottom="0.318cm" style:contextual-spacing="false" fo:orphans="2" fo:widows="2" fo:text-indent="0cm" style:auto-text-indent="false" fo:padding="0cm" fo:border="none"/>
      <style:text-properties fo:color="#000000" loext:opacity="100%"/>
    </style:style>
    <style:style style:name="P56" style:family="paragraph" style:parent-style-name="Preformatted_20_Text">
      <style:paragraph-properties fo:margin-left="0.635cm" fo:margin-right="0.635cm" fo:margin-top="0cm" fo:margin-bottom="0cm" style:contextual-spacing="false" style:line-height-at-least="0.529cm" fo:text-align="start" style:justify-single-word="false" fo:orphans="2" fo:widows="2" fo:text-indent="0cm" style:auto-text-indent="false" fo:padding="0cm" fo:border="none"/>
      <style:text-properties fo:color="#000000" loext:opacity="100%"/>
    </style:style>
    <style:style style:name="P57" style:family="paragraph" style:parent-style-name="Text_20_body">
      <style:paragraph-properties fo:margin-left="0.635cm" fo:margin-right="0.635cm" fo:margin-top="0cm" fo:margin-bottom="0.318cm" style:contextual-spacing="false" fo:orphans="2" fo:widows="2" fo:text-indent="0cm" style:auto-text-indent="false" fo:padding="0cm" fo:border="none"/>
      <style:text-properties fo:font-variant="normal" fo:text-transform="none" fo:color="#000000" loext:opacity="100%" style:font-name="BlinkMacSystemFont" fo:font-size="12pt" fo:letter-spacing="normal" fo:font-style="normal" fo:font-weight="normal"/>
    </style:style>
    <style:style style:name="P58" style:family="paragraph" style:parent-style-name="Text_20_body" style:list-style-name="L14">
      <style:text-properties fo:color="#000000" loext:opacity="100%"/>
    </style:style>
    <style:style style:name="P59" style:family="paragraph" style:parent-style-name="Text_20_body" style:list-style-name="L15">
      <style:text-properties fo:color="#000000" loext:opacity="100%"/>
    </style:style>
    <style:style style:name="P60" style:family="paragraph" style:parent-style-name="Text_20_body" style:list-style-name="L16">
      <style:text-properties fo:color="#000000" loext:opacity="100%"/>
    </style:style>
    <style:style style:name="P61" style:family="paragraph" style:parent-style-name="Text_20_body" style:list-style-name="L17">
      <style:text-properties fo:color="#000000" loext:opacity="100%"/>
    </style:style>
    <style:style style:name="P62" style:family="paragraph" style:parent-style-name="Preformatted_20_Text" style:list-style-name="L17">
      <style:paragraph-properties fo:margin-left="0cm" fo:margin-right="0cm" fo:text-indent="0cm" style:auto-text-indent="false" style:writing-mode="lr-tb"/>
      <style:text-properties fo:color="#000000" loext:opacity="100%"/>
    </style:style>
    <style:style style:name="P63" style:family="paragraph" style:parent-style-name="Preformatted_20_Text" style:list-style-name="L17">
      <style:paragraph-properties fo:margin-top="0cm" fo:margin-bottom="0.499cm" style:contextual-spacing="false" style:writing-mode="lr-tb"/>
      <style:text-properties fo:color="#000000" loext:opacity="100%"/>
    </style:style>
    <style:style style:name="P64" style:family="paragraph" style:parent-style-name="Standard">
      <style:text-properties fo:color="#000000" loext:opacity="100%" style:text-underline-style="none"/>
    </style:style>
    <style:style style:name="T1" style:family="text">
      <style:text-properties fo:color="#000000" loext:opacity="100%" style:text-underline-style="none"/>
    </style:style>
    <style:style style:name="T2" style:family="text">
      <style:text-properties fo:font-variant="normal" fo:text-transform="none" fo:color="#000000" loext:opacity="100%" fo:font-family="Consolas, 'Lucida Console', Menlo, Monaco, monospace" fo:font-size="12pt" fo:letter-spacing="normal" fo:font-style="normal" style:text-underline-style="none" fo:font-weight="normal" loext:padding="0cm" loext:border="none"/>
    </style:style>
    <style:style style:name="T3" style:family="text">
      <style:text-properties fo:font-variant="normal" fo:text-transform="none" fo:color="#000000" loext:opacity="100%" style:font-name="BlinkMacSystemFont" fo:font-size="12pt" fo:letter-spacing="normal" fo:font-style="normal" style:text-underline-style="none" fo:font-weight="normal"/>
    </style:style>
    <style:style style:name="T4" style:family="text">
      <style:text-properties fo:font-variant="normal" fo:text-transform="none" fo:color="#000000" loext:opacity="100%" style:text-line-through-style="none" style:text-line-through-type="none" style:font-name="BlinkMacSystemFont" fo:font-size="18pt" fo:letter-spacing="normal" fo:font-style="normal" style:text-underline-style="none" fo:font-weight="normal" style:text-blinking="false" loext:padding="0cm" loext:border="none"/>
    </style:style>
    <style:style style:name="T5" style:family="text">
      <style:text-properties fo:font-variant="normal" fo:text-transform="none" fo:color="#000000" loext:opacity="100%" fo:font-family="Consolas, 'Lucida Console', Menlo, Monaco, monospace" fo:font-size="12pt" fo:font-style="normal" style:text-underline-style="none" fo:font-weight="normal" loext:padding="0cm" loext:border="none"/>
    </style:style>
    <style:style style:name="T6" style:family="text">
      <style:text-properties fo:font-variant="normal" fo:text-transform="none" fo:color="#000000" loext:opacity="100%" fo:font-family="Consolas, 'Lucida Console', Menlo, Monaco, monospace" fo:font-size="12pt" fo:letter-spacing="normal" fo:font-style="normal" style:text-underline-style="none" fo:font-weight="bold" loext:padding="0cm" loext:border="none"/>
    </style:style>
    <style:style style:name="T7" style:family="text">
      <style:text-properties fo:font-variant="normal" fo:text-transform="none" fo:color="#000000" loext:opacity="100%" style:font-name="BlinkMacSystemFont" fo:font-size="12pt" fo:letter-spacing="normal" fo:font-style="normal" style:text-underline-style="none" fo:font-weight="bold"/>
    </style:style>
    <style:style style:name="T8" style:family="text">
      <style:text-properties fo:font-variant="normal" fo:text-transform="none" fo:color="#000000" loext:opacity="100%" fo:letter-spacing="normal" style:text-underline-style="none" loext:padding="0cm" loext:border="none"/>
    </style:style>
    <style:style style:name="T9" style:family="text">
      <style:text-properties fo:font-variant="normal" fo:text-transform="none" fo:color="#000000" loext:opacity="100%" style:font-name="BlinkMacSystemFont" fo:font-size="12pt" fo:letter-spacing="normal" fo:font-style="normal" style:text-underline-style="none" fo:font-weight="normal" loext:padding-left="0cm" loext:padding-right="0cm" loext:padding-top="0.049cm" loext:padding-bottom="0.049cm" loext:border-left="none" loext:border-right="none" loext:border-top="2.24pt solid #35383f" loext:border-bottom="2.24pt solid #35383f"/>
    </style:style>
    <style:style style:name="T10" style:family="text">
      <style:text-properties fo:font-variant="normal" fo:text-transform="none" fo:color="#000000" loext:opacity="100%" style:font-name="BlinkMacSystemFont" fo:font-size="12pt" fo:letter-spacing="normal" fo:font-style="normal" style:text-underline-style="none" fo:font-weight="normal" style:font-name-asian="BlinkMacSystemFont" style:font-size-asian="12pt" style:font-style-asian="normal" style:font-weight-asian="normal" style:font-name-complex="BlinkMacSystemFont" style:font-size-complex="12pt" style:font-style-complex="normal" style:font-weight-complex="normal" loext:padding-left="0cm" loext:padding-right="0cm" loext:padding-top="0.049cm" loext:padding-bottom="0.049cm" loext:border-left="none" loext:border-right="none" loext:border-top="2.24pt solid #35383f" loext:border-bottom="2.24pt solid #35383f"/>
    </style:style>
    <style:style style:name="T11" style:family="text">
      <style:text-properties fo:font-variant="normal" fo:text-transform="none" fo:color="#000000" loext:opacity="100%" fo:font-family="Consolas, 'Lucida Console', Menlo, Monaco, monospace" fo:font-size="12pt" fo:letter-spacing="normal" fo:font-style="normal" style:text-underline-style="none" fo:font-weight="normal" style:font-name-asian="BlinkMacSystemFont" style:font-size-asian="12pt" style:font-style-asian="normal" style:font-weight-asian="normal" style:font-name-complex="BlinkMacSystemFont" style:font-size-complex="12pt" style:font-style-complex="normal" style:font-weight-complex="normal" loext:padding="0cm" loext:border="none"/>
    </style:style>
    <style:style style:name="T12" style:family="text">
      <style:text-properties style:text-line-through-style="none" style:text-line-through-type="none" fo:font-size="15pt" style:text-underline-style="none" style:text-blinking="false" loext:padding="0cm" loext:border="none"/>
    </style:style>
    <style:style style:name="T13" style:family="text">
      <style:text-properties fo:font-variant="normal" fo:text-transform="none" fo:font-size="12pt" fo:letter-spacing="normal" fo:font-style="normal" style:text-underline-style="none" fo:font-weight="normal"/>
    </style:style>
    <style:style style:name="T14" style:family="text">
      <style:text-properties fo:font-variant="normal" fo:text-transform="none" fo:font-family="Consolas, 'Lucida Console', Menlo, Monaco, monospace" fo:font-size="12pt" fo:letter-spacing="normal" fo:font-style="normal" style:text-underline-style="none" fo:font-weight="normal" loext:padding="0cm" loext:border="none"/>
    </style:style>
    <style:style style:name="T15" style:family="text">
      <style:text-properties fo:font-variant="normal" fo:text-transform="none" style:font-name="BlinkMacSystemFont" fo:font-size="12pt" fo:letter-spacing="normal" fo:font-style="normal" fo:font-weight="normal"/>
    </style:style>
    <style:style style:name="T16" style:family="text">
      <style:text-properties fo:font-variant="normal" fo:text-transform="none" fo:font-family="Consolas, 'Lucida Console', Menlo, Monaco, monospace" fo:font-size="12pt" fo:letter-spacing="normal" fo:font-style="normal" fo:font-weight="normal" loext:padding="0cm" loext:border="none"/>
    </style:style>
    <style:style style:name="T17" style:family="text">
      <style:text-properties fo:font-variant="normal" fo:text-transform="none" fo:font-family="Consolas, 'Lucida Console', Menlo, Monaco, monospace" fo:font-size="12pt" fo:font-style="normal" fo:font-weight="normal" loext:padding="0cm" loext:border="none"/>
    </style:style>
    <style:style style:name="T18" style:family="text">
      <style:text-properties fo:font-variant="normal" fo:text-transform="none" style:font-name="BlinkMacSystemFont" fo:font-size="12pt" fo:letter-spacing="normal" fo:font-style="normal" fo:font-weight="normal" style:font-name-asian="BlinkMacSystemFont" style:font-size-asian="12pt" style:font-style-asian="normal" style:font-weight-asian="normal" style:font-name-complex="BlinkMacSystemFont" style:font-size-complex="12pt" style:font-style-complex="normal" style:font-weight-complex="normal"/>
    </style:style>
    <style:style style:name="T19" style:family="text">
      <style:text-properties fo:font-variant="normal" fo:text-transform="none" fo:font-family="Consolas, 'Lucida Console', Menlo, Monaco, monospace" fo:font-size="12pt" fo:letter-spacing="normal" fo:font-style="normal" fo:font-weight="normal" style:font-name-asian="BlinkMacSystemFont" style:font-size-asian="12pt" style:font-style-asian="normal" style:font-weight-asian="normal" style:font-name-complex="BlinkMacSystemFont" style:font-size-complex="12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Как создаётся функция</text:h>
      <text:p text:style-name="P2">Когда ты пишешь:</text:p>
      <text:p text:style-name="P3"><text:span text:style-name="Source_20_Text"><text:span text:style-name="T1">let sum = new Function("a", "b", "return a + b;");</text:span></text:span></text:p>
      <text:p text:style-name="P2">это делает примерно то же самое, что если бы ты написал:</text:p>
      <text:p text:style-name="P4"><text:span text:style-name="Source_20_Text"><text:span text:style-name="T1">function sum(a, b) {</text:span></text:span></text:p>
      <text:p text:style-name="P5"><text:span text:style-name="Source_20_Text"><text:span text:style-name="T1"><text:s text:c="2"/>return a + b;</text:span></text:span></text:p>
      <text:p text:style-name="P6"><text:span text:style-name="Source_20_Text"><text:span text:style-name="T1">}</text:span></text:span></text:p>
      <text:p text:style-name="P2">НО есть важные отличия 👇</text:p>
      <text:p text:style-name="P7"/>
      <text:h text:style-name="Heading_20_2" text:outline-level="2"><text:span text:style-name="T1">🔹 Отличия </text:span><text:span text:style-name="Source_20_Text"><text:span text:style-name="T1">new Function</text:span></text:span></text:h>
      <text:list text:style-name="L1">
        <text:list-item>
          <text:p text:style-name="P8"><text:span text:style-name="Strong_20_Emphasis"><text:span text:style-name="T1">Функция создаётся из строки во время выполнения</text:span></text:span></text:p>
          <text:list>
            <text:list-item>
              <text:p text:style-name="P9">Первые аргументы конструктора — это имена параметров (строкой).</text:p>
            </text:list-item>
            <text:list-item>
              <text:p text:style-name="P9">Последний аргумент — это тело функции (строкой).</text:p>
            </text:list-item>
          </text:list>
          <text:p text:style-name="P9">Пример:</text:p>
          <text:p text:style-name="P10"><text:span text:style-name="Source_20_Text"><text:span text:style-name="T1">let f = new Function("x", "y", "return x * y;");</text:span></text:span></text:p>
          <text:p text:style-name="P11"><text:span text:style-name="Source_20_Text"><text:span text:style-name="T1">console.log(f(3, 4)); // 12</text:span></text:span></text:p>
        </text:list-item>
        <text:list-item>
          <text:p text:style-name="P8"><text:span text:style-name="Strong_20_Emphasis"><text:span text:style-name="T1">Функция создаётся в глобальной области видимости</text:span></text:span><text:span text:style-name="T1"><text:line-break/>В отличие от обычных функций, она </text:span><text:span text:style-name="Strong_20_Emphasis"><text:span text:style-name="T1">не имеет доступа к локальным переменным</text:span></text:span><text:span text:style-name="T1">, только к глобальным.</text:span></text:p>
          <text:p text:style-name="P10"><text:span text:style-name="Source_20_Text"><text:span text:style-name="T1">let local = 10;</text:span></text:span></text:p>
          <text:p text:style-name="P12"><text:span text:style-name="Source_20_Text"><text:span text:style-name="T1">let f = new Function("return local;");</text:span></text:span></text:p>
          <text:p text:style-name="P11"><text:span text:style-name="Source_20_Text"><text:span text:style-name="T1">console.log(f()); // ❌ Ошибка: local не определён</text:span></text:span></text:p>
        </text:list-item>
        <text:list-item>
          <text:p text:style-name="P8"><text:span text:style-name="Strong_20_Emphasis"><text:span text:style-name="T1">Похоже на </text:span></text:span><text:span text:style-name="Strong_20_Emphasis"><text:span text:style-name="Source_20_Text"><text:span text:style-name="T1">eval</text:span></text:span></text:span><text:span text:style-name="T1"><text:line-break/>По сути, это как «собрать функцию из строки и выполнить». Это удобно, если код генерируется динамически (например, компилятор шаблонов).</text:span></text:p>
        </text:list-item>
      </text:list>
      <text:p text:style-name="P7"/>
      <text:h text:style-name="P1" text:outline-level="2">🔹 Когда это используют</text:h>
      <text:p text:style-name="P2">В обычном коде — почти никогда. Но бывают случаи:</text:p>
      <text:list text:style-name="L2">
        <text:list-item>
          <text:p text:style-name="P13"><text:span text:style-name="Strong_20_Emphasis"><text:span text:style-name="T1">Генерация функций на лету</text:span></text:span><text:span text:style-name="T1"><text:line-break/>Например, шаблонизаторы (Handlebars, Vue 2, старые версии Angular) используют </text:span><text:span text:style-name="Source_20_Text"><text:span text:style-name="T1">new Function</text:span></text:span><text:span text:style-name="T1">, чтобы превратить шаблон HTML в JS-функцию.</text:span></text:p>
          <text:p text:style-name="P14"><text:span text:style-name="Source_20_Text"><text:span text:style-name="T1">let template = "return `Hello, ${name}!`";</text:span></text:span></text:p>
          <text:p text:style-name="P15"><text:span text:style-name="Source_20_Text"><text:span text:style-name="T1">let greet = new Function("name", template);</text:span></text:span></text:p>
          <text:p text:style-name="P16"><text:span text:style-name="Source_20_Text"><text:span text:style-name="T1">console.log(greet("Alex")); // Hello, Alex!</text:span></text:span></text:p>
        </text:list-item>
        <text:list-item>
          <text:p text:style-name="P13"><text:soft-page-break/><text:span text:style-name="Strong_20_Emphasis"><text:span text:style-name="T1">Интерпретация строк как кода</text:span></text:span><text:span text:style-name="T1"><text:line-break/>Если у тебя есть код в текстовом виде (например, пользователь вводит формулу), и тебе нужно её посчитать.</text:span></text:p>
          <text:p text:style-name="P14"><text:span text:style-name="Source_20_Text"><text:span text:style-name="T1">let formula = "a * b + 10";</text:span></text:span></text:p>
          <text:p text:style-name="P15"><text:span text:style-name="Source_20_Text"><text:span text:style-name="T1">let calc = new Function("a", "b", "return " + formula);</text:span></text:span></text:p>
          <text:p text:style-name="P16"><text:span text:style-name="Source_20_Text"><text:span text:style-name="T1">console.log(calc(2, 3)); // 16</text:span></text:span></text:p>
        </text:list-item>
      </text:list>
      <text:p text:style-name="P7"/>
      <text:h text:style-name="P1" text:outline-level="2">🔹 Почему лучше избегать</text:h>
      <text:list text:style-name="L3">
        <text:list-item>
          <text:p text:style-name="P17">Опасно: если строка берётся от пользователя, это дыра в безопасности.</text:p>
        </text:list-item>
        <text:list-item>
          <text:p text:style-name="P17">Медленно: движку надо компилировать строку в код во время выполнения.</text:p>
        </text:list-item>
        <text:list-item>
          <text:p text:style-name="P17">Сложно отлаживать.</text:p>
        </text:list-item>
      </text:list>
      <text:p text:style-name="P7"/>
      <text:p text:style-name="Text_20_body"><text:span text:style-name="T1">👉 Итого:<text:line-break/></text:span><text:span text:style-name="Source_20_Text"><text:span text:style-name="T1">new Function</text:span></text:span><text:span text:style-name="T1"> = способ создать функцию из строки «на лету». Это мощно, но используется в основном в </text:span><text:span text:style-name="Strong_20_Emphasis"><text:span text:style-name="T1">шаблонизаторах, интерпретаторах или генераторах кода</text:span></text:span><text:span text:style-name="T1">, а в обычных приложениях лучше писать обычные функции.</text:span></text:p>
      <text:h text:style-name="P18" text:outline-level="1">Планирование: setTimeout и setInterval</text:h>
      <text:p text:style-name="P19">Мы можем вызвать функцию не в данный момент, а позже, через заданный интервал времени. Это называется «планирование вызова».</text:p>
      <text:p text:style-name="P19">Для этого существуют два метода:</text:p>
      <text:list text:style-name="L4">
        <text:list-item>
          <text:p text:style-name="P20"><text:span text:style-name="Source_20_Text"><text:span text:style-name="T2">setTimeout</text:span></text:span><text:span text:style-name="T3"> позволяет вызвать функцию </text:span><text:span text:style-name="Strong_20_Emphasis"><text:span text:style-name="T3">один раз</text:span></text:span><text:span text:style-name="T3"> через определённый интервал времени.</text:span></text:p>
        </text:list-item>
        <text:list-item>
          <text:p text:style-name="P20"><text:span text:style-name="Source_20_Text"><text:span text:style-name="T2">setInterval</text:span></text:span><text:span text:style-name="T3"> позволяет вызывать функцию </text:span><text:span text:style-name="Strong_20_Emphasis"><text:span text:style-name="T3">регулярно</text:span></text:span><text:span text:style-name="T3">, повторяя вызов через определённый интервал времени.</text:span></text:p>
        </text:list-item>
      </text:list>
      <text:p text:style-name="P21">Эти методы не являются частью спецификации JavaScript. Но большинство сред выполнения JS-кода имеют внутренний планировщик и предоставляют доступ к этим методам. В частности, они поддерживаются во всех браузерах и Node.js.</text:p>
      <text:h text:style-name="P22" text:outline-level="2"><text:a xlink:type="simple" xlink:href="https://learn.javascript.ru/settimeout-setinterval#settimeout" office:name="settimeout" text:style-name="Internet_20_link" text:visited-style-name="Visited_20_Internet_20_Link"><text:span text:style-name="T4">setTimeout</text:span></text:a></text:h>
      <text:p text:style-name="P19">Синтаксис:</text:p>
      <text:section text:style-name="Sect1" text:name="vkjz9m0mcp">
        <text:p text:style-name="P23"><text:span text:style-name="Source_20_Text"><text:span text:style-name="T5">let timerId = setTimeout(func|code, [delay], [arg1], [arg2], ...);</text:span></text:span></text:p>
      </text:section>
      <text:p text:style-name="P24">Параметры:</text:p>
      <text:p text:style-name="P25"><text:soft-page-break/><text:span text:style-name="Source_20_Text"><text:span text:style-name="T6">func|code</text:span></text:span></text:p>
      <text:p text:style-name="P26">Функция или строка кода для выполнения. Обычно это функция. По историческим причинам можно передать и строку кода, но это не рекомендуется.</text:p>
      <text:p text:style-name="P25"><text:span text:style-name="Source_20_Text"><text:span text:style-name="T6">delay</text:span></text:span></text:p>
      <text:p text:style-name="P26">Задержка перед запуском в миллисекундах (1000 мс = 1 с). Значение по умолчанию – 0.</text:p>
      <text:p text:style-name="P25"><text:span text:style-name="Source_20_Text"><text:span text:style-name="T6">arg1</text:span></text:span><text:span text:style-name="T7">, </text:span><text:span text:style-name="Source_20_Text"><text:span text:style-name="T6">arg2</text:span></text:span><text:span text:style-name="T7">…</text:span></text:p>
      <text:p text:style-name="P26">Аргументы, передаваемые в функцию</text:p>
      <text:p text:style-name="P27"><text:span text:style-name="T3">Например, данный код вызывает </text:span><text:span text:style-name="Source_20_Text"><text:span text:style-name="T2">sayHi()</text:span></text:span><text:span text:style-name="T3"> спустя одну секунду:</text:span></text:p>
      <text:section text:style-name="Sect1" text:name="bu0sga093e">
        <text:p text:style-name="P23"><text:span text:style-name="Source_20_Text"><text:span text:style-name="T5">function sayHi() {</text:span></text:span></text:p>
        <text:p text:style-name="P23"><text:span text:style-name="Source_20_Text"><text:span text:style-name="T8"><text:s text:c="2"/></text:span></text:span><text:span text:style-name="Source_20_Text"><text:span text:style-name="T2">alert('Привет');</text:span></text:span></text:p>
        <text:p text:style-name="P23"><text:span text:style-name="Source_20_Text"><text:span text:style-name="T2">}</text:span></text:span></text:p>
        <text:p text:style-name="P28"/>
        <text:p text:style-name="P23"><text:span text:style-name="Source_20_Text"><text:span text:style-name="Emphasis"><text:span text:style-name="T2">setTimeout</text:span></text:span></text:span><text:span text:style-name="Emphasis"><text:span text:style-name="Source_20_Text"><text:span text:style-name="T2">(</text:span></text:span></text:span><text:span text:style-name="Source_20_Text"><text:span text:style-name="Emphasis"><text:span text:style-name="T2">sayHi</text:span></text:span></text:span><text:span text:style-name="Emphasis"><text:span text:style-name="Source_20_Text"><text:span text:style-name="T2">,</text:span></text:span></text:span><text:span text:style-name="Source_20_Text"><text:span text:style-name="Emphasis"><text:span text:style-name="T2"> 1000</text:span></text:span></text:span><text:span text:style-name="Emphasis"><text:span text:style-name="Source_20_Text"><text:span text:style-name="T2">)</text:span></text:span></text:span><text:span text:style-name="Source_20_Text"><text:span text:style-name="Emphasis"><text:span text:style-name="T2">;</text:span></text:span></text:span></text:p>
      </text:section>
      <text:p text:style-name="P24">С аргументами:</text:p>
      <text:section text:style-name="Sect1" text:name="imf57lk0hj">
        <text:p text:style-name="P23"><text:span text:style-name="Source_20_Text"><text:span text:style-name="T5">function sayHi(phrase, who) {</text:span></text:span></text:p>
        <text:p text:style-name="P23"><text:span text:style-name="Source_20_Text"><text:span text:style-name="T8"><text:s text:c="2"/></text:span></text:span><text:span text:style-name="Source_20_Text"><text:span text:style-name="T2">alert( phrase + ', ' + who );</text:span></text:span></text:p>
        <text:p text:style-name="P23"><text:span text:style-name="Source_20_Text"><text:span text:style-name="T2">}</text:span></text:span></text:p>
        <text:p text:style-name="P28"/>
        <text:p text:style-name="P23"><text:span text:style-name="Source_20_Text"><text:span text:style-name="Emphasis"><text:span text:style-name="T2">setTimeout(sayHi</text:span></text:span></text:span><text:span text:style-name="Emphasis"><text:span text:style-name="Source_20_Text"><text:span text:style-name="T2">,</text:span></text:span></text:span><text:span text:style-name="Source_20_Text"><text:span text:style-name="Emphasis"><text:span text:style-name="T2"> 1000,</text:span></text:span></text:span><text:span text:style-name="Emphasis"><text:span text:style-name="Source_20_Text"><text:span text:style-name="T2"> "Привет", "Джон")</text:span></text:span></text:span><text:span text:style-name="Source_20_Text"><text:span text:style-name="Emphasis"><text:span text:style-name="T2">;</text:span></text:span></text:span><text:span text:style-name="Emphasis"><text:span text:style-name="Source_20_Text"><text:span text:style-name="T2"> </text:span></text:span></text:span><text:span text:style-name="Source_20_Text"><text:span text:style-name="Emphasis"><text:span text:style-name="T2">// Привет, Джон</text:span></text:span></text:span></text:p>
      </text:section>
      <text:p text:style-name="P24">Если первый аргумент является строкой, то JavaScript создаст из неё функцию.</text:p>
      <text:p text:style-name="P19">Это также будет работать:</text:p>
      <text:section text:style-name="Sect1" text:name="mw69t3mkoe">
        <text:p text:style-name="P23"><text:span text:style-name="Source_20_Text"><text:span text:style-name="T5">setTimeout("alert('Привет')", 1000);</text:span></text:span></text:p>
      </text:section>
      <text:p text:style-name="P24">Но использование строк не рекомендуется. Вместо этого используйте функции. Например, так:</text:p>
      <text:section text:style-name="Sect1" text:name="ldl5vl34of">
        <text:p text:style-name="P23"><text:span text:style-name="Source_20_Text"><text:span text:style-name="T5">setTimeout(() =&gt; alert('Привет'), 1000);</text:span></text:span></text:p>
      </text:section>
      <text:p text:style-name="P29">Передавайте функцию, но не запускайте её</text:p>
      <text:p text:style-name="P30"><text:span text:style-name="T9">Начинающие разработчики иногда ошибаются, добавляя скобки </text:span><text:span text:style-name="Source_20_Text"><text:span text:style-name="T2">()</text:span></text:span><text:span text:style-name="T9"> после функции:</text:span></text:p>
      <text:section text:style-name="Sect1" text:name="m2ceg1l5qk">
        <text:p text:style-name="P31"><text:span text:style-name="Source_20_Text"><text:span text:style-name="T5">// неправильно!</text:span></text:span></text:p>
        <text:p text:style-name="P31"><text:span text:style-name="Source_20_Text"><text:span text:style-name="T2">setTimeout(sayHi(), 1000);</text:span></text:span></text:p>
      </text:section>
      <text:p text:style-name="P30"><text:span text:style-name="T10">Это не работает, потому что </text:span><text:span text:style-name="Source_20_Text"><text:span text:style-name="T11">setTimeout</text:span></text:span><text:span text:style-name="T10"> ожидает ссылку на функцию. Здесь </text:span><text:span text:style-name="Source_20_Text"><text:span text:style-name="T11">sayHi()</text:span></text:span><text:span text:style-name="T10"> запускает выполнение функции, и </text:span><text:span text:style-name="Emphasis"><text:span text:style-name="T10">результат выполнения</text:span></text:span><text:span text:style-name="T10"> отправляется в </text:span><text:span text:style-name="Source_20_Text"><text:span text:style-name="T11">setTimeout</text:span></text:span><text:span text:style-name="T10">. В нашем случае результатом </text:span><text:soft-page-break/><text:span text:style-name="T10">выполнения </text:span><text:span text:style-name="Source_20_Text"><text:span text:style-name="T11">sayHi()</text:span></text:span><text:span text:style-name="T10"> является </text:span><text:span text:style-name="Source_20_Text"><text:span text:style-name="T11">undefined</text:span></text:span><text:span text:style-name="T10"> (так как функция ничего не возвращает), поэтому ничего не планируется.</text:span></text:p>
      <text:h text:style-name="P32" text:outline-level="3"><text:a xlink:type="simple" xlink:href="https://learn.javascript.ru/settimeout-setinterval#otmena-cherez-cleartimeout" office:name="otmena-cherez-cleartimeout" text:style-name="Internet_20_link" text:visited-style-name="Visited_20_Internet_20_Link"><text:span text:style-name="T12">Отмена через clearTimeout</text:span></text:a></text:h>
      <text:p text:style-name="P33"><text:span text:style-name="T13">Вызов </text:span><text:span text:style-name="Source_20_Text"><text:span text:style-name="T14">setTimeout</text:span></text:span><text:span text:style-name="T13"> возвращает «идентификатор таймера» </text:span><text:span text:style-name="Source_20_Text"><text:span text:style-name="T14">timerId</text:span></text:span><text:span text:style-name="T13">, который можно использовать для отмены дальнейшего выполнения.</text:span></text:p>
      <text:p text:style-name="P34"/>
      <text:h text:style-name="P35" text:outline-level="3">Что тут происходит</text:h>
      <text:list text:style-name="L5">
        <text:list-item>
          <text:p text:style-name="P36"><text:span text:style-name="Strong_20_Emphasis">Создание таймера</text:span></text:p>
          <text:p text:style-name="P37"><text:span text:style-name="Source_20_Text">let timerId = setTimeout(() =&gt; alert("ничего не происходит"), 1000);</text:span></text:p>
          <text:list>
            <text:list-item>
              <text:p text:style-name="P36">Запускается таймер на 1000 мс (1 секунду).</text:p>
            </text:list-item>
            <text:list-item>
              <text:p text:style-name="P36">Возвращается <text:span text:style-name="Strong_20_Emphasis">идентификатор таймера</text:span> (в браузере это число: <text:span text:style-name="Source_20_Text">1</text:span>, <text:span text:style-name="Source_20_Text">2</text:span>, <text:span text:style-name="Source_20_Text">3...</text:span>).</text:p>
            </text:list-item>
            <text:list-item>
              <text:p text:style-name="P36">Этот идентификатор сохраняется в переменную <text:span text:style-name="Source_20_Text">timerId</text:span>.</text:p>
            </text:list-item>
          </text:list>
        </text:list-item>
        <text:list-item>
          <text:p text:style-name="P36"><text:span text:style-name="Strong_20_Emphasis">Показ идентификатора</text:span></text:p>
          <text:p text:style-name="P37"><text:span text:style-name="Source_20_Text">alert(timerId);</text:span></text:p>
          <text:list>
            <text:list-item>
              <text:p text:style-name="P36">Показывает номер (ID) таймера.</text:p>
            </text:list-item>
            <text:list-item>
              <text:p text:style-name="P36">Например, <text:span text:style-name="Source_20_Text">1</text:span>.</text:p>
            </text:list-item>
            <text:list-item>
              <text:p text:style-name="P36">Это просто "номер в таблице активных таймеров" внутри движка браузера.</text:p>
            </text:list-item>
          </text:list>
        </text:list-item>
        <text:list-item>
          <text:p text:style-name="P36"><text:span text:style-name="Strong_20_Emphasis">Отмена таймера</text:span></text:p>
          <text:p text:style-name="P37"><text:span text:style-name="Source_20_Text">clearTimeout(timerId);</text:span></text:p>
          <text:list>
            <text:list-item>
              <text:p text:style-name="P36">Отменяет таймер с этим ID.</text:p>
            </text:list-item>
            <text:list-item>
              <text:p text:style-name="P36">Значит, <text:span text:style-name="Source_20_Text">alert("ничего не происходит")</text:span> через секунду <text:span text:style-name="Strong_20_Emphasis">не выполнится</text:span>.</text:p>
            </text:list-item>
          </text:list>
        </text:list-item>
        <text:list-item>
          <text:p text:style-name="P36"><text:span text:style-name="Strong_20_Emphasis">Ещё один </text:span><text:span text:style-name="Strong_20_Emphasis"><text:span text:style-name="Source_20_Text">alert</text:span></text:span></text:p>
          <text:p text:style-name="P37"><text:span text:style-name="Source_20_Text">alert(timerId);</text:span></text:p>
          <text:list>
            <text:list-item>
              <text:p text:style-name="P36">Покажет <text:span text:style-name="Strong_20_Emphasis">то же самое число</text:span>, что и раньше (например, <text:span text:style-name="Source_20_Text">1</text:span>).</text:p>
            </text:list-item>
            <text:list-item>
              <text:p text:style-name="P36">⚠️ Важно: <text:span text:style-name="Source_20_Text">clearTimeout</text:span> не меняет значение переменной <text:span text:style-name="Source_20_Text">timerId</text:span>.</text:p>
            </text:list-item>
            <text:list-item>
              <text:p text:style-name="P36">Переменная по-прежнему хранит ID (номер), просто сам таймер больше не существует.</text:p>
            </text:list-item>
          </text:list>
        </text:list-item>
      </text:list>
      <text:p text:style-name="P38"/>
      <text:h text:style-name="P39" text:outline-level="3"><text:soft-page-break/>📌 Итог</text:h>
      <text:list text:style-name="L6">
        <text:list-item>
          <text:p text:style-name="P40"><text:span text:style-name="Source_20_Text">timerId</text:span> — это <text:span text:style-name="Strong_20_Emphasis">ссылка на таймер</text:span> (его ID).</text:p>
        </text:list-item>
        <text:list-item>
          <text:p text:style-name="P40"><text:span text:style-name="Source_20_Text">alert(timerId)</text:span> до и после <text:span text:style-name="Source_20_Text">clearTimeout</text:span> выводит одно и то же значение.</text:p>
        </text:list-item>
        <text:list-item>
          <text:p text:style-name="P40">Разница в том, что <text:span text:style-name="Strong_20_Emphasis">до</text:span> таймер был активен, а <text:span text:style-name="Strong_20_Emphasis">после</text:span> — уже отменён.</text:p>
        </text:list-item>
      </text:list>
      <text:p text:style-name="P38"/>
      <text:p text:style-name="P41">👉 То есть, <text:span text:style-name="Source_20_Text">clearTimeout</text:span> не "обнуляет переменную", а только говорит браузеру: <text:span text:style-name="Emphasis">"таймер с этим ID можно не выполнять"</text:span>.</text:p>
      <text:h text:style-name="P35" text:outline-level="3">📌 Как работает <text:span text:style-name="Source_20_Text">setInterval</text:span></text:h>
      <text:p text:style-name="P41">Когда ты делаешь:</text:p>
      <text:p text:style-name="P42"><text:span text:style-name="Source_20_Text">let timerId = setInterval(() =&gt; alert('tick'), 2000);</text:span></text:p>
      <text:list text:style-name="L7">
        <text:list-item>
          <text:p text:style-name="P43">JS ставит задачу: каждые <text:span text:style-name="Strong_20_Emphasis">2000 мс</text:span> вызывать <text:span text:style-name="Source_20_Text">alert('tick')</text:span>.</text:p>
        </text:list-item>
        <text:list-item>
          <text:p text:style-name="P43">Для этого внутри браузера идёт счётчик времени.</text:p>
        </text:list-item>
      </text:list>
      <text:p text:style-name="P38"/>
      <text:h text:style-name="P39" text:outline-level="3">📌 Что делает <text:span text:style-name="Source_20_Text">alert</text:span></text:h>
      <text:p text:style-name="P41">Когда появляется окно <text:span text:style-name="Source_20_Text">alert</text:span>, выполнение JavaScript <text:span text:style-name="Strong_20_Emphasis">останавливается</text:span> до тех пор, пока пользователь не нажмёт «ОК».<text:line-break/>Это значит, что:</text:p>
      <text:list text:style-name="L8">
        <text:list-item>
          <text:p text:style-name="P44">код «замер»;</text:p>
        </text:list-item>
        <text:list-item>
          <text:p text:style-name="P44">но <text:span text:style-name="Strong_20_Emphasis">счётчик таймера в браузере не замер</text:span>.</text:p>
        </text:list-item>
      </text:list>
      <text:p text:style-name="P38"/>
      <text:h text:style-name="P39" text:outline-level="3">📌 Что получается</text:h>
      <text:p text:style-name="P41">Представь такой сценарий:</text:p>
      <text:list text:style-name="L9">
        <text:list-item>
          <text:p text:style-name="P45">Включили <text:span text:style-name="Source_20_Text">setInterval(..., 2000)</text:span>.</text:p>
        </text:list-item>
        <text:list-item>
          <text:p text:style-name="P45">Через 2 секунды → первый <text:span text:style-name="Source_20_Text">alert("tick")</text:span>.</text:p>
        </text:list-item>
        <text:list-item>
          <text:p text:style-name="P45">Ты <text:span text:style-name="Strong_20_Emphasis">не закрываешь окно 5 секунд</text:span>.</text:p>
          <text:list>
            <text:list-item>
              <text:p text:style-name="P45">JS-код «заморожен», но браузер продолжает отсчитывать интервалы (<text:span text:style-name="Source_20_Text">2s, 4s, 6s...</text:span>).</text:p>
            </text:list-item>
          </text:list>
        </text:list-item>
        <text:list-item>
          <text:p text:style-name="P45">Нажимаешь «ОК».</text:p>
          <text:list>
            <text:list-item>
              <text:p text:style-name="P45">JS «просыпается» и сразу видит: «Ого, уже прошло несколько интервалов! Надо выполнить следующий вызов».</text:p>
            </text:list-item>
            <text:list-item>
              <text:p text:style-name="P45">Поэтому новый <text:span text:style-name="Source_20_Text">alert("tick")</text:span> сработает почти моментально.</text:p>
            </text:list-item>
          </text:list>
        </text:list-item>
      </text:list>
      <text:p text:style-name="P38"/>
      <text:h text:style-name="P39" text:outline-level="3"><text:soft-page-break/>📌 Визуально</text:h>
      <text:p text:style-name="P41">Ожидаем так:</text:p>
      <text:p text:style-name="P46"><text:span text:style-name="Source_20_Text">tick (через 2с)</text:span></text:p>
      <text:p text:style-name="P47"><text:span text:style-name="Source_20_Text">tick (через 2с)</text:span></text:p>
      <text:p text:style-name="P47"><text:span text:style-name="Source_20_Text">tick (через 2с)</text:span></text:p>
      <text:p text:style-name="P48"><text:span text:style-name="Source_20_Text">...</text:span></text:p>
      <text:p text:style-name="P41">А на деле, если ты держал <text:span text:style-name="Source_20_Text">alert</text:span> открытым 5 секунд:</text:p>
      <text:p text:style-name="P46"><text:span text:style-name="Source_20_Text">tick (через 2с)</text:span></text:p>
      <text:p text:style-name="P47"><text:span text:style-name="Source_20_Text">... ждём, окно открыто ...</text:span></text:p>
      <text:p text:style-name="P47"><text:span text:style-name="Source_20_Text">tick (сразу после закрытия окна!)</text:span></text:p>
      <text:p text:style-name="P48"><text:span text:style-name="Source_20_Text">tick (ещё через 2с)</text:span></text:p>
      <text:p text:style-name="P41">То есть интервалы «съехали», и кажется, что <text:span text:style-name="Source_20_Text">alert</text:span> показывается слишком быстро после предыдущего.</text:p>
      <text:p text:style-name="P38"/>
      <text:h text:style-name="P39" text:outline-level="3">📌 Почему так?</text:h>
      <text:p text:style-name="P41">Потому что <text:span text:style-name="Source_20_Text">alert</text:span> блокирует <text:span text:style-name="Strong_20_Emphasis">код JavaScript</text:span>, но не блокирует <text:span text:style-name="Strong_20_Emphasis">системные таймеры</text:span> браузера.<text:line-break/>Когда JS снова «просыпается» после окна — все накопленные срабатывания интервала обрабатываются.</text:p>
      <text:p text:style-name="P38"/>
      <text:p text:style-name="P41">👉 Итог:</text:p>
      <text:list text:style-name="L10">
        <text:list-item>
          <text:p text:style-name="P49"><text:span text:style-name="Source_20_Text">setInterval</text:span> считает время независимо от <text:span text:style-name="Source_20_Text">alert</text:span>.</text:p>
        </text:list-item>
        <text:list-item>
          <text:p text:style-name="P49">Если окно открыто дольше, чем заданный интервал → следующий <text:span text:style-name="Source_20_Text">alert</text:span> появится <text:span text:style-name="Strong_20_Emphasis">сразу</text:span>, как только закроешь предыдущее.</text:p>
        </text:list-item>
      </text:list>
      <text:h text:style-name="P1" text:outline-level="2">📌 Обычный <text:span text:style-name="Source_20_Text">setTimeout</text:span></text:h>
      <text:p text:style-name="P41">Просто запускает функцию через заданное время <text:span text:style-name="Strong_20_Emphasis">один раз</text:span>:</text:p>
      <text:p text:style-name="P46"><text:span text:style-name="Source_20_Text">setTimeout(() =&gt; {</text:span></text:p>
      <text:p text:style-name="P47"><text:span text:style-name="Source_20_Text"><text:s text:c="2"/>console.log("Привет через 1 секунду");</text:span></text:p>
      <text:p text:style-name="P48"><text:span text:style-name="Source_20_Text">}, 1000);</text:span></text:p>
      <text:p text:style-name="P38"/>
      <text:h text:style-name="P50" text:outline-level="2">📌 <text:span text:style-name="Source_20_Text">setInterval</text:span></text:h>
      <text:p text:style-name="P41">Запускает функцию <text:span text:style-name="Strong_20_Emphasis">периодически</text:span> через фиксированный интервал:</text:p>
      <text:p text:style-name="P46"><text:span text:style-name="Source_20_Text">setInterval(() =&gt; {</text:span></text:p>
      <text:p text:style-name="P47"><text:span text:style-name="Source_20_Text"><text:s text:c="2"/>console.log("Каждые 2 секунды");</text:span></text:p>
      <text:p text:style-name="P48"><text:span text:style-name="Source_20_Text">}, 2000);</text:span></text:p>
      <text:p text:style-name="P38"/>
      <text:h text:style-name="P50" text:outline-level="2"><text:soft-page-break/>📌 Вложенный <text:span text:style-name="Source_20_Text">setTimeout</text:span></text:h>
      <text:p text:style-name="P41">Это когда <text:span text:style-name="Strong_20_Emphasis">новый </text:span><text:span text:style-name="Strong_20_Emphasis"><text:span text:style-name="Source_20_Text">setTimeout</text:span></text:span><text:span text:style-name="Strong_20_Emphasis"> запускается внутри функции, вызванной предыдущим </text:span><text:span text:style-name="Strong_20_Emphasis"><text:span text:style-name="Source_20_Text">setTimeout</text:span></text:span>.<text:line-break/>То есть функция сама себя планирует.</text:p>
      <text:p text:style-name="P41">Пример:</text:p>
      <text:p text:style-name="P46"><text:span text:style-name="Source_20_Text">setTimeout(function tick() {</text:span></text:p>
      <text:p text:style-name="P47"><text:span text:style-name="Source_20_Text"><text:s text:c="2"/>console.log("Тик");</text:span></text:p>
      <text:p text:style-name="P47"><text:span text:style-name="Source_20_Text"><text:s text:c="2"/>setTimeout(tick, 1000); // планируем следующий запуск</text:span></text:p>
      <text:p text:style-name="P48"><text:span text:style-name="Source_20_Text">}, 1000);</text:span></text:p>
      <text:p text:style-name="P41">Здесь:</text:p>
      <text:list text:style-name="L11">
        <text:list-item>
          <text:p text:style-name="P51">Первый <text:span text:style-name="Source_20_Text">setTimeout</text:span> ждёт 1 секунду и вызывает <text:span text:style-name="Source_20_Text">tick()</text:span>.</text:p>
        </text:list-item>
        <text:list-item>
          <text:p text:style-name="P51">Внутри <text:span text:style-name="Source_20_Text">tick()</text:span> снова вызывается <text:span text:style-name="Source_20_Text">setTimeout(tick, 1000)</text:span>.</text:p>
        </text:list-item>
        <text:list-item>
          <text:p text:style-name="P51">То есть функция сама себя снова «откладывает».</text:p>
        </text:list-item>
        <text:list-item>
          <text:p text:style-name="P51">И так бесконечно.</text:p>
        </text:list-item>
      </text:list>
      <text:p text:style-name="P38"/>
      <text:h text:style-name="P50" text:outline-level="2">📌 Чем это отличается от <text:span text:style-name="Source_20_Text">setInterval</text:span>?</text:h>
      <text:list text:style-name="L12">
        <text:list-item>
          <text:p text:style-name="P52"><text:span text:style-name="Source_20_Text">setInterval</text:span> запускается каждые <text:span text:style-name="Source_20_Text">N</text:span> мс <text:span text:style-name="Strong_20_Emphasis">без учёта того, сколько реально заняла функция</text:span>.</text:p>
        </text:list-item>
        <text:list-item>
          <text:p text:style-name="P52">Вложенный <text:span text:style-name="Source_20_Text">setTimeout</text:span> ставит новый таймер <text:span text:style-name="Strong_20_Emphasis">только после завершения работы функции</text:span>.</text:p>
        </text:list-item>
      </text:list>
      <text:p text:style-name="P41">👉 Это важно, если функция может работать дольше ожидаемого.</text:p>
      <text:p text:style-name="P41">Пример сравнения:</text:p>
      <text:p text:style-name="P46"><text:span text:style-name="Source_20_Text">// setInterval</text:span></text:p>
      <text:p text:style-name="P47"><text:span text:style-name="Source_20_Text">setInterval(() =&gt; {</text:span></text:p>
      <text:p text:style-name="P47"><text:span text:style-name="Source_20_Text"><text:s text:c="2"/>console.log("Начало");</text:span></text:p>
      <text:p text:style-name="P47"><text:span text:style-name="Source_20_Text"><text:s text:c="2"/>// имитация тяжёлой работы</text:span></text:p>
      <text:p text:style-name="P47"><text:span text:style-name="Source_20_Text"><text:s text:c="2"/>let start = Date.now();</text:span></text:p>
      <text:p text:style-name="P47"><text:span text:style-name="Source_20_Text"><text:s text:c="2"/>while (Date.now() - start &lt; 1500) {} // 1.5 секунды</text:span></text:p>
      <text:p text:style-name="P47"><text:span text:style-name="Source_20_Text"><text:s text:c="2"/>console.log("Конец");</text:span></text:p>
      <text:p text:style-name="P48"><text:span text:style-name="Source_20_Text">}, 1000);</text:span></text:p>
      <text:p text:style-name="P41">Здесь <text:span text:style-name="Source_20_Text">setInterval</text:span> пытается запустить новую функцию через 1 секунду, но старая ещё не закончила → вызовы могут «накладываться».</text:p>
      <text:p text:style-name="P38"/>
      <text:p text:style-name="P41">А вот вложенный <text:span text:style-name="Source_20_Text">setTimeout</text:span>:</text:p>
      <text:p text:style-name="P46"><text:span text:style-name="Source_20_Text">setTimeout(function run() {</text:span></text:p>
      <text:p text:style-name="P47"><text:span text:style-name="Source_20_Text"><text:s text:c="2"/>console.log("Начало");</text:span></text:p>
      <text:p text:style-name="P47"><text:span text:style-name="Source_20_Text"><text:s text:c="2"/>let start = Date.now();</text:span></text:p>
      <text:p text:style-name="P47"><text:span text:style-name="Source_20_Text"><text:s text:c="2"/>while (Date.now() - start &lt; 1500) {} // 1.5 секунды</text:span></text:p>
      <text:p text:style-name="P47"><text:span text:style-name="Source_20_Text"><text:s text:c="2"/>console.log("Конец");</text:span></text:p>
      <text:p text:style-name="P47"><text:span text:style-name="Source_20_Text"><text:s text:c="2"/>setTimeout(run, 1000);</text:span></text:p>
      <text:p text:style-name="P48"><text:soft-page-break/><text:span text:style-name="Source_20_Text">}, 1000);</text:span></text:p>
      <text:p text:style-name="P41">Здесь новый запуск будет только через 1 секунду <text:span text:style-name="Strong_20_Emphasis">после окончания работы</text:span> предыдущего.</text:p>
      <text:p text:style-name="P38"/>
      <text:h text:style-name="P50" text:outline-level="2">📌 Где это применяют</text:h>
      <text:list text:style-name="L13">
        <text:list-item>
          <text:p text:style-name="P53">Для <text:span text:style-name="Strong_20_Emphasis">рекурсивных задач</text:span>, где нужно управлять точностью интервалов.</text:p>
        </text:list-item>
        <text:list-item>
          <text:p text:style-name="P53">Если нужно динамически менять задержку (например, сначала раз в 1с, потом раз в 2с и т.д.).</text:p>
        </text:list-item>
        <text:list-item>
          <text:p text:style-name="P53">Для «умного интервала», который ждёт, пока завершится предыдущая работа.</text:p>
        </text:list-item>
      </text:list>
      <text:p text:style-name="P38"/>
      <text:p text:style-name="P41">👉 Итог:<text:line-break/><text:span text:style-name="Strong_20_Emphasis">Вложенный </text:span><text:span text:style-name="Strong_20_Emphasis"><text:span text:style-name="Source_20_Text">setTimeout</text:span></text:span> — это способ запускать функцию периодически, но с контролем: новый запуск назначается после окончания предыдущего.<text:line-break/>Это альтернатива <text:span text:style-name="Source_20_Text">setInterval</text:span>, более гибкая и надёжная.</text:p>
      <text:p text:style-name="P54">Сборка мусора и колбэк setTimeout/setInterval</text:p>
      <text:p text:style-name="P55"><text:span text:style-name="T15">Когда функция передаётся в </text:span><text:span text:style-name="Source_20_Text"><text:span text:style-name="T16">setInterval/setTimeout</text:span></text:span><text:span text:style-name="T15">, на неё создаётся внутренняя ссылка и сохраняется в планировщике. Это предотвращает попадание функции в сборщик мусора, даже если на неё нет других ссылок.</text:span></text:p>
      <text:section text:style-name="Sect1" text:name="20608hf90a">
        <text:p text:style-name="P56"><text:span text:style-name="Source_20_Text"><text:span text:style-name="T17">// функция остаётся в памяти до тех пор, пока планировщик обращается к ней</text:span></text:span></text:p>
        <text:p text:style-name="P56"><text:span text:style-name="Source_20_Text"><text:span text:style-name="T16">setTimeout(function() {...}, 100);</text:span></text:span></text:p>
      </text:section>
      <text:p text:style-name="P55"><text:span text:style-name="T18">Для </text:span><text:span text:style-name="Source_20_Text"><text:span text:style-name="T19">setInterval</text:span></text:span><text:span text:style-name="T18"> функция остаётся в памяти до тех пор, пока не будет вызван </text:span><text:span text:style-name="Source_20_Text"><text:span text:style-name="T19">clearInterval</text:span></text:span><text:span text:style-name="T18">.</text:span></text:p>
      <text:p text:style-name="P57">Есть и побочный эффект. Функция ссылается на внешнее лексическое окружение, поэтому пока она существует, внешние переменные существуют тоже. Они могут занимать больше памяти, чем сама функция. Поэтому, если регулярный вызов функции больше не нужен, то лучше отменить его, даже если функция очень маленькая.</text:p>
      <text:h text:style-name="P1" text:outline-level="2">📌 Что делает <text:span text:style-name="Source_20_Text">setTimeout</text:span></text:h>
      <text:p text:style-name="P46"><text:span text:style-name="Source_20_Text">setTimeout(() =&gt; {</text:span></text:p>
      <text:p text:style-name="P47"><text:span text:style-name="Source_20_Text"><text:s text:c="2"/>console.log("tick");</text:span></text:p>
      <text:p text:style-name="P48"><text:span text:style-name="Source_20_Text">}, 1000);</text:span></text:p>
      <text:list text:style-name="L14">
        <text:list-item>
          <text:p text:style-name="P58">Функция передаётся в планировщик.</text:p>
        </text:list-item>
        <text:list-item>
          <text:p text:style-name="P58">Планировщик держит ссылку на эту функцию <text:span text:style-name="Strong_20_Emphasis">ровно до того момента</text:span>, пока не истечёт задержка.</text:p>
        </text:list-item>
        <text:list-item>
          <text:p text:style-name="P58">Когда таймер срабатывает → функция выполняется → планировщик убирает ссылку.</text:p>
        </text:list-item>
        <text:list-item>
          <text:p text:style-name="P58"><text:soft-page-break/>Если больше других ссылок на неё нет → её окружение может быть удалено сборщиком мусора.</text:p>
        </text:list-item>
      </text:list>
      <text:p text:style-name="P41">👉 То есть:<text:line-break/><text:span text:style-name="Source_20_Text">setTimeout</text:span> держит функцию <text:span text:style-name="Strong_20_Emphasis">временно</text:span>. После выполнения — освобождает.</text:p>
      <text:p text:style-name="P38"/>
      <text:h text:style-name="P50" text:outline-level="2">📌 Что делает <text:span text:style-name="Source_20_Text">setInterval</text:span></text:h>
      <text:p text:style-name="P46"><text:span text:style-name="Source_20_Text">setInterval(() =&gt; {</text:span></text:p>
      <text:p text:style-name="P47"><text:span text:style-name="Source_20_Text"><text:s text:c="2"/>console.log("tick");</text:span></text:p>
      <text:p text:style-name="P48"><text:span text:style-name="Source_20_Text">}, 1000);</text:span></text:p>
      <text:list text:style-name="L15">
        <text:list-item>
          <text:p text:style-name="P59">Здесь функция нужна планировщику <text:span text:style-name="Strong_20_Emphasis">каждый интервал времени</text:span>, пока ты явно не вызовешь <text:span text:style-name="Source_20_Text">clearInterval</text:span>.</text:p>
        </text:list-item>
        <text:list-item>
          <text:p text:style-name="P59">Поэтому ссылка на функцию хранится бесконечно.</text:p>
        </text:list-item>
        <text:list-item>
          <text:p text:style-name="P59">А вместе с функцией живёт и её окружение (замыкание).</text:p>
        </text:list-item>
      </text:list>
      <text:p text:style-name="P41">👉 То есть:<text:line-break/><text:span text:style-name="Source_20_Text">setInterval</text:span> держит функцию <text:span text:style-name="Strong_20_Emphasis">постоянно</text:span>, пока не остановишь.</text:p>
      <text:p text:style-name="P38"/>
      <text:h text:style-name="P50" text:outline-level="2">📌 Сравнение</text:h>
      <text:p text:style-name="P46"><text:span text:style-name="Source_20_Text">function demo() {</text:span></text:p>
      <text:p text:style-name="P47"><text:span text:style-name="Source_20_Text"><text:s text:c="2"/>let bigData = new Array(1000000).fill("🔥");</text:span></text:p>
      <text:p text:style-name="P47"/>
      <text:p text:style-name="P47"><text:span text:style-name="Source_20_Text"><text:s text:c="2"/>setTimeout(() =&gt; console.log("timeout"), 2000);</text:span></text:p>
      <text:p text:style-name="P47"><text:span text:style-name="Source_20_Text"><text:s text:c="2"/>setInterval(() =&gt; console.log("interval"), 2000);</text:span></text:p>
      <text:p text:style-name="P47"><text:span text:style-name="Source_20_Text">}</text:span></text:p>
      <text:p text:style-name="P47"/>
      <text:p text:style-name="P48"><text:span text:style-name="Source_20_Text">demo();</text:span></text:p>
      <text:list text:style-name="L16">
        <text:list-item>
          <text:p text:style-name="P60">В случае с <text:span text:style-name="Source_20_Text">setTimeout</text:span>:</text:p>
          <text:list>
            <text:list-item>
              <text:p text:style-name="P60"><text:span text:style-name="Source_20_Text">bigData</text:span> живёт только до момента вызова таймера.</text:p>
            </text:list-item>
            <text:list-item>
              <text:p text:style-name="P60">После того как функция отработает → ссылка исчезает → <text:span text:style-name="Source_20_Text">bigData</text:span> можно удалить из памяти.</text:p>
            </text:list-item>
          </text:list>
        </text:list-item>
        <text:list-item>
          <text:p text:style-name="P60">В случае с <text:span text:style-name="Source_20_Text">setInterval</text:span>:</text:p>
          <text:list>
            <text:list-item>
              <text:p text:style-name="P60">Пока работает таймер, ссылка остаётся.</text:p>
            </text:list-item>
            <text:list-item>
              <text:p text:style-name="P60"><text:span text:style-name="Source_20_Text">bigData</text:span> будет висеть в памяти бесконечно, даже если ты её не используешь.</text:p>
            </text:list-item>
          </text:list>
        </text:list-item>
      </text:list>
      <text:p text:style-name="P38"/>
      <text:p text:style-name="P41">✅ Ответ на твой вопрос:<text:line-break/>Да, у <text:span text:style-name="Source_20_Text">setTimeout</text:span> функция тоже хранит окружение, но <text:span text:style-name="Strong_20_Emphasis">только до момента её выполнения</text:span>.<text:line-break/>После выполнения ссылка исчезает → окружение можно удалить.</text:p>
      <text:p text:style-name="P41"><text:soft-page-break/>А вот у <text:span text:style-name="Source_20_Text">setInterval</text:span> — окружение «живёт» столько, сколько жив сам интервал.</text:p>
      <text:h text:style-name="P1" text:outline-level="2">Как работает <text:span text:style-name="Source_20_Text">setTimeout</text:span></text:h>
      <text:p text:style-name="P41">Когда ты пишешь:</text:p>
      <text:p text:style-name="P46"><text:span text:style-name="Source_20_Text">setTimeout(() =&gt; alert("Мир"), 0);</text:span></text:p>
      <text:p text:style-name="P48"><text:span text:style-name="Source_20_Text">alert("Привет");</text:span></text:p>
      <text:list text:style-name="L17">
        <text:list-item>
          <text:p text:style-name="P61"><text:span text:style-name="Source_20_Text">setTimeout(..., 0)</text:span> говорит движку: «Выполни эту функцию <text:span text:style-name="Strong_20_Emphasis">как можно скорее</text:span>, но не прямо сейчас — сначала дай закончить текущий код».</text:p>
        </text:list-item>
        <text:list-item>
          <text:p text:style-name="P61">Сначала выполняется весь синхронный код (то есть <text:span text:style-name="Source_20_Text">alert("Привет")</text:span>).</text:p>
        </text:list-item>
        <text:list-item>
          <text:p text:style-name="P61">Только потом движок проверяет очередь отложенных задач (<text:span text:style-name="Strong_20_Emphasis">макрозадачи</text:span>) и берёт функцию от <text:span text:style-name="Source_20_Text">setTimeout</text:span>.</text:p>
        </text:list-item>
        <text:list-item>
          <text:p text:style-name="P61">В результате получается порядок:</text:p>
          <text:p text:style-name="P62"><text:span text:style-name="Source_20_Text">Привет</text:span></text:p>
          <text:p text:style-name="P63"><text:span text:style-name="Source_20_Text">Мир</text:span></text:p>
        </text:list-item>
      </text:list>
      <text:p text:style-name="P38"/>
      <text:h text:style-name="P50" text:outline-level="2">📌 Почему не сразу?</text:h>
      <text:p text:style-name="P41">Даже <text:span text:style-name="Source_20_Text">setTimeout(func, 0)</text:span> не может выполнить функцию прямо здесь.<text:line-break/>Потому что JavaScript однопоточный — он выполняет код по порядку, не прерывая.</text:p>
      <text:p text:style-name="P41">Поэтому "0 мс" означает:<text:line-break/>👉 «Выполнить, как только освободится очередь событий».</text:p>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BlinkMacSystemFont" svg:font-family="BlinkMacSystemFont, apple-system, 'Segoe UI', Roboto,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1T18:45:28.067163300</meta:creation-date>
    <dc:date>2025-10-01T20:38:28.879094100</dc:date>
    <meta:editing-duration>PT1H52M58S</meta:editing-duration>
    <meta:editing-cycles>7</meta:editing-cycles>
    <meta:generator>LibreOffice/25.2.5.2$Windows_X86_64 LibreOffice_project/03d19516eb2e1dd5d4ccd751a0d6f35f35e08022</meta:generator>
    <meta:document-statistic meta:table-count="0" meta:image-count="0" meta:object-count="0" meta:page-count="10" meta:paragraph-count="234" meta:word-count="1696" meta:character-count="11522" meta:non-whitespace-character-count="10073"/>
  </office:meta>
</office:document-meta>
</file>